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0.64mm" svg:height="146.09mm" svg:x="731.02mm" svg:y="9.04mm">
            <draw:object draw:notify-on-update-of-ranges="Sheet1.A2:Sheet1.A22 Sheet1.L2:Sheet1.L22 Sheet1.L25:Sheet1.L45 Sheet1.M2:Sheet1.M22 Sheet1.M25:Sheet1.M45 Sheet1.N2:Sheet1.N22 Sheet1.N25:Sheet1.N45 Sheet1.AF2:Sheet1.AF22 Sheet1.AF25:Sheet1.AF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7.61mm" svg:height="148.74mm" svg:x="970.84mm" svg:y="9.04mm">
            <draw:object draw:notify-on-update-of-ranges="Sheet1.A2:Sheet1.A22 Sheet1.L2:Sheet1.L22 Sheet1.M2:Sheet1.M22 Sheet1.N2:Sheet1.N22 Sheet1.AF2:Sheet1.AF22 Sheet1.AF25:Sheet1.AF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utilization_level</text:p>
          </table:table-cell>
          <table:table-cell office:value-type="string" calcext:value-type="string">
            <text:p>results_count</text:p>
          </table:table-cell>
          <table:table-cell office:value-type="string" calcext:value-type="string">
            <text:p>ilp_schedulable_count</text:p>
          </table:table-cell>
          <table:table-cell office:value-type="string" calcext:value-type="string">
            <text:p>wf_schedulable_count</text:p>
          </table:table-cell>
          <table:table-cell office:value-type="string" calcext:value-type="string">
            <text:p>ffbb_schedulable_count</text:p>
          </table:table-cell>
          <table:table-cell office:value-type="string" calcext:value-type="string">
            <text:p>ilp_not_schedulable_count</text:p>
          </table:table-cell>
          <table:table-cell office:value-type="string" calcext:value-type="string">
            <text:p>wf_not_schedulable_count</text:p>
          </table:table-cell>
          <table:table-cell office:value-type="string" calcext:value-type="string">
            <text:p>ffbb_not_schedulable_count</text:p>
          </table:table-cell>
          <table:table-cell office:value-type="string" calcext:value-type="string">
            <text:p>ilp_timeout_count</text:p>
          </table:table-cell>
          <table:table-cell office:value-type="string" calcext:value-type="string">
            <text:p>wf_timeout_count</text:p>
          </table:table-cell>
          <table:table-cell office:value-type="string" calcext:value-type="string">
            <text:p>ffbb_timeout_count</text:p>
          </table:table-cell>
          <table:table-cell office:value-type="string" calcext:value-type="string">
            <text:p>ilp_percent_schedulable</text:p>
          </table:table-cell>
          <table:table-cell office:value-type="string" calcext:value-type="string">
            <text:p>wf_percent_schedulable</text:p>
          </table:table-cell>
          <table:table-cell office:value-type="string" calcext:value-type="string">
            <text:p>ffbb_percent_schedulable</text:p>
          </table:table-cell>
          <table:table-cell office:value-type="string" calcext:value-type="string">
            <text:p>ilp_percent_not_schedulable</text:p>
          </table:table-cell>
          <table:table-cell office:value-type="string" calcext:value-type="string">
            <text:p>wf_percent_not_schedulable</text:p>
          </table:table-cell>
          <table:table-cell office:value-type="string" calcext:value-type="string">
            <text:p>ffbb_percent_not_schedulable</text:p>
          </table:table-cell>
          <table:table-cell office:value-type="string" calcext:value-type="string">
            <text:p>ilp_percent_timeout</text:p>
          </table:table-cell>
          <table:table-cell office:value-type="string" calcext:value-type="string">
            <text:p>wf_percent_timeout</text:p>
          </table:table-cell>
          <table:table-cell office:value-type="string" calcext:value-type="string">
            <text:p>ffbb_percent_timeout</text:p>
          </table:table-cell>
          <table:table-cell office:value-type="string" calcext:value-type="string">
            <text:p>ilp_total_time_seconds</text:p>
          </table:table-cell>
          <table:table-cell office:value-type="string" calcext:value-type="string">
            <text:p>wf_total_time_seconds</text:p>
          </table:table-cell>
          <table:table-cell office:value-type="string" calcext:value-type="string">
            <text:p>ffbb_total_time_seconds</text:p>
          </table:table-cell>
          <table:table-cell office:value-type="string" calcext:value-type="string">
            <text:p>ilp_average_time_seconds</text:p>
          </table:table-cell>
          <table:table-cell office:value-type="string" calcext:value-type="string">
            <text:p>wf_average_time_seconds</text:p>
          </table:table-cell>
          <table:table-cell office:value-type="string" calcext:value-type="string">
            <text:p>ffbb_average_time_seconds</text:p>
          </table:table-cell>
          <table:table-cell office:value-type="string" calcext:value-type="string">
            <text:p>number_of_cores</text:p>
          </table:table-cell>
          <table:table-cell office:value-type="string" calcext:value-type="string">
            <text:p>tasks_per_task_set</text:p>
          </table:table-cell>
          <table:table-cell office:value-type="string" calcext:value-type="string">
            <text:p>number_of_criticality_levels</text:p>
          </table:table-cell>
          <table:table-cell office:value-type="string" calcext:value-type="string">
            <text:p>period_se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  <table:table-cell table:number-columns-repeated="3" office:value-type="float" office:value="100" calcext:value-type="float">
            <text:p>100</text:p>
          </table:table-cell>
          <table:table-cell table:number-columns-repeated="17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1226900039978" calcext:value-type="float">
            <text:p>20.1226900039978</text:p>
          </table:table-cell>
          <table:table-cell office:value-type="float" office:value="1.274125" calcext:value-type="float">
            <text:p>1.274125</text:p>
          </table:table-cell>
          <table:table-cell office:value-type="float" office:value="2.078496" calcext:value-type="float">
            <text:p>2.078496</text:p>
          </table:table-cell>
          <table:table-cell office:value-type="float" office:value="0.0201226900039978" calcext:value-type="float">
            <text:p>0.020122690003998</text:p>
          </table:table-cell>
          <table:table-cell office:value-type="float" office:value="0.001274125" calcext:value-type="float">
            <text:p>0.001274125</text:p>
          </table:table-cell>
          <table:table-cell office:value-type="float" office:value="0.002078496" calcext:value-type="float">
            <text:p>0.00207849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2900632200028" calcext:value-type="float">
            <text:p>22.2900632200028</text:p>
          </table:table-cell>
          <table:table-cell office:value-type="float" office:value="1.242973" calcext:value-type="float">
            <text:p>1.242973</text:p>
          </table:table-cell>
          <table:table-cell office:value-type="float" office:value="3.153642" calcext:value-type="float">
            <text:p>3.153642</text:p>
          </table:table-cell>
          <table:table-cell office:value-type="float" office:value="0.0222900632200028" calcext:value-type="float">
            <text:p>0.022290063220003</text:p>
          </table:table-cell>
          <table:table-cell office:value-type="float" office:value="0.001242973" calcext:value-type="float">
            <text:p>0.001242973</text:p>
          </table:table-cell>
          <table:table-cell office:value-type="float" office:value="0.003153642" calcext:value-type="float">
            <text:p>0.00315364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7890428020003" calcext:value-type="float">
            <text:p>22.7890428020003</text:p>
          </table:table-cell>
          <table:table-cell office:value-type="float" office:value="1.208628" calcext:value-type="float">
            <text:p>1.208628</text:p>
          </table:table-cell>
          <table:table-cell office:value-type="float" office:value="4.02581499999999" calcext:value-type="float">
            <text:p>4.02581499999999</text:p>
          </table:table-cell>
          <table:table-cell office:value-type="float" office:value="0.0227890428020003" calcext:value-type="float">
            <text:p>0.022789042802</text:p>
          </table:table-cell>
          <table:table-cell office:value-type="float" office:value="0.001208628" calcext:value-type="float">
            <text:p>0.001208628</text:p>
          </table:table-cell>
          <table:table-cell office:value-type="float" office:value="0.00402581499999999" calcext:value-type="float">
            <text:p>0.0040258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.94" calcext:value-type="float">
            <text:p>99.9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381066774" calcext:value-type="float">
            <text:p>23.381066774</text:p>
          </table:table-cell>
          <table:table-cell office:value-type="float" office:value="1.222651" calcext:value-type="float">
            <text:p>1.222651</text:p>
          </table:table-cell>
          <table:table-cell office:value-type="float" office:value="4.978764" calcext:value-type="float">
            <text:p>4.978764</text:p>
          </table:table-cell>
          <table:table-cell office:value-type="float" office:value="0.023381066774" calcext:value-type="float">
            <text:p>0.023381066774</text:p>
          </table:table-cell>
          <table:table-cell office:value-type="float" office:value="0.001222651" calcext:value-type="float">
            <text:p>0.001222651</text:p>
          </table:table-cell>
          <table:table-cell office:value-type="float" office:value="0.004978764" calcext:value-type="float">
            <text:p>0.00497876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.92" calcext:value-type="float">
            <text:p>99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9074022510015" calcext:value-type="float">
            <text:p>23.9074022510015</text:p>
          </table:table-cell>
          <table:table-cell office:value-type="float" office:value="1.203977" calcext:value-type="float">
            <text:p>1.203977</text:p>
          </table:table-cell>
          <table:table-cell office:value-type="float" office:value="5.837569" calcext:value-type="float">
            <text:p>5.837569</text:p>
          </table:table-cell>
          <table:table-cell office:value-type="float" office:value="0.0239074022510015" calcext:value-type="float">
            <text:p>0.023907402251002</text:p>
          </table:table-cell>
          <table:table-cell office:value-type="float" office:value="0.001203977" calcext:value-type="float">
            <text:p>0.001203977</text:p>
          </table:table-cell>
          <table:table-cell office:value-type="float" office:value="0.005837569" calcext:value-type="float">
            <text:p>0.00583756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1254003510023" calcext:value-type="float">
            <text:p>24.1254003510023</text:p>
          </table:table-cell>
          <table:table-cell office:value-type="float" office:value="1.226189" calcext:value-type="float">
            <text:p>1.226189</text:p>
          </table:table-cell>
          <table:table-cell office:value-type="float" office:value="6.535464" calcext:value-type="float">
            <text:p>6.535464</text:p>
          </table:table-cell>
          <table:table-cell office:value-type="float" office:value="0.0241254003510023" calcext:value-type="float">
            <text:p>0.024125400351002</text:p>
          </table:table-cell>
          <table:table-cell office:value-type="float" office:value="0.001226189" calcext:value-type="float">
            <text:p>0.001226189</text:p>
          </table:table-cell>
          <table:table-cell office:value-type="float" office:value="0.006535464" calcext:value-type="float">
            <text:p>0.00653546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.88" calcext:value-type="float">
            <text:p>99.8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.1462526480013" calcext:value-type="float">
            <text:p>25.1462526480013</text:p>
          </table:table-cell>
          <table:table-cell office:value-type="float" office:value="1.1865" calcext:value-type="float">
            <text:p>1.1865</text:p>
          </table:table-cell>
          <table:table-cell office:value-type="float" office:value="6.90763599999999" calcext:value-type="float">
            <text:p>6.90763599999999</text:p>
          </table:table-cell>
          <table:table-cell office:value-type="float" office:value="0.0251462526480013" calcext:value-type="float">
            <text:p>0.025146252648001</text:p>
          </table:table-cell>
          <table:table-cell office:value-type="float" office:value="0.0011865" calcext:value-type="float">
            <text:p>0.0011865</text:p>
          </table:table-cell>
          <table:table-cell office:value-type="float" office:value="0.006907636" calcext:value-type="float">
            <text:p>0.00690763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.86" calcext:value-type="float">
            <text:p>99.8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98" calcext:value-type="float">
            <text:p>99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9.8" calcext:value-type="float">
            <text:p>99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7206038390011" calcext:value-type="float">
            <text:p>25.7206038390011</text:p>
          </table:table-cell>
          <table:table-cell office:value-type="float" office:value="1.174164" calcext:value-type="float">
            <text:p>1.174164</text:p>
          </table:table-cell>
          <table:table-cell office:value-type="float" office:value="7.139262" calcext:value-type="float">
            <text:p>7.139262</text:p>
          </table:table-cell>
          <table:table-cell office:value-type="float" office:value="0.0257206038390011" calcext:value-type="float">
            <text:p>0.025720603839001</text:p>
          </table:table-cell>
          <table:table-cell office:value-type="float" office:value="0.001174164" calcext:value-type="float">
            <text:p>0.001174164</text:p>
          </table:table-cell>
          <table:table-cell office:value-type="float" office:value="0.007139262" calcext:value-type="float">
            <text:p>0.00713926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.84" calcext:value-type="float">
            <text:p>99.8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96" calcext:value-type="float">
            <text:p>99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9.6" calcext:value-type="float">
            <text:p>99.6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6705528699979" calcext:value-type="float">
            <text:p>25.6705528699979</text:p>
          </table:table-cell>
          <table:table-cell office:value-type="float" office:value="1.217735" calcext:value-type="float">
            <text:p>1.217735</text:p>
          </table:table-cell>
          <table:table-cell office:value-type="float" office:value="7.36091900000001" calcext:value-type="float">
            <text:p>7.36091900000001</text:p>
          </table:table-cell>
          <table:table-cell office:value-type="float" office:value="0.0256705528699979" calcext:value-type="float">
            <text:p>0.025670552869998</text:p>
          </table:table-cell>
          <table:table-cell office:value-type="float" office:value="0.001217735" calcext:value-type="float">
            <text:p>0.001217735</text:p>
          </table:table-cell>
          <table:table-cell office:value-type="float" office:value="0.00736091900000001" calcext:value-type="float">
            <text:p>0.00736091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90" calcext:value-type="float">
            <text:p>99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648014439005" calcext:value-type="float">
            <text:p>25.648014439005</text:p>
          </table:table-cell>
          <table:table-cell office:value-type="float" office:value="1.251331" calcext:value-type="float">
            <text:p>1.251331</text:p>
          </table:table-cell>
          <table:table-cell office:value-type="float" office:value="7.292258" calcext:value-type="float">
            <text:p>7.292258</text:p>
          </table:table-cell>
          <table:table-cell office:value-type="float" office:value="0.025648014439005" calcext:value-type="float">
            <text:p>0.025648014439005</text:p>
          </table:table-cell>
          <table:table-cell office:value-type="float" office:value="0.001251331" calcext:value-type="float">
            <text:p>0.001251331</text:p>
          </table:table-cell>
          <table:table-cell office:value-type="float" office:value="0.007292258" calcext:value-type="float">
            <text:p>0.00729225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82" calcext:value-type="float">
            <text:p>982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8.2" calcext:value-type="float">
            <text:p>98.2</text:p>
          </table:table-cell>
          <table:table-cell table:number-columns-repeated="3"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864809573003" calcext:value-type="float">
            <text:p>25.864809573003</text:p>
          </table:table-cell>
          <table:table-cell office:value-type="float" office:value="1.259978" calcext:value-type="float">
            <text:p>1.259978</text:p>
          </table:table-cell>
          <table:table-cell office:value-type="float" office:value="7.303643" calcext:value-type="float">
            <text:p>7.303643</text:p>
          </table:table-cell>
          <table:table-cell office:value-type="float" office:value="0.025864809573003" calcext:value-type="float">
            <text:p>0.025864809573003</text:p>
          </table:table-cell>
          <table:table-cell office:value-type="float" office:value="0.001259978" calcext:value-type="float">
            <text:p>0.001259978</text:p>
          </table:table-cell>
          <table:table-cell office:value-type="float" office:value="0.007303643" calcext:value-type="float">
            <text:p>0.00730364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61" calcext:value-type="float">
            <text:p>961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6.1" calcext:value-type="float">
            <text:p>96.1</text:p>
          </table:table-cell>
          <table:table-cell table:number-columns-repeated="3"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9010252230023" calcext:value-type="float">
            <text:p>26.9010252230023</text:p>
          </table:table-cell>
          <table:table-cell office:value-type="float" office:value="1.225393" calcext:value-type="float">
            <text:p>1.225393</text:p>
          </table:table-cell>
          <table:table-cell office:value-type="float" office:value="7.27410599999999" calcext:value-type="float">
            <text:p>7.27410599999999</text:p>
          </table:table-cell>
          <table:table-cell office:value-type="float" office:value="0.0269010252230023" calcext:value-type="float">
            <text:p>0.026901025223002</text:p>
          </table:table-cell>
          <table:table-cell office:value-type="float" office:value="0.001225393" calcext:value-type="float">
            <text:p>0.001225393</text:p>
          </table:table-cell>
          <table:table-cell office:value-type="float" office:value="0.00727410599999999" calcext:value-type="float">
            <text:p>0.00727410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21" calcext:value-type="float">
            <text:p>921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2.1" calcext:value-type="float">
            <text:p>92.1</text:p>
          </table:table-cell>
          <table:table-cell table:number-columns-repeated="3" office:value-type="float" office:value="7.9" calcext:value-type="float">
            <text:p>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1548800189998" calcext:value-type="float">
            <text:p>27.1548800189998</text:p>
          </table:table-cell>
          <table:table-cell office:value-type="float" office:value="1.221289" calcext:value-type="float">
            <text:p>1.221289</text:p>
          </table:table-cell>
          <table:table-cell office:value-type="float" office:value="7.129456" calcext:value-type="float">
            <text:p>7.129456</text:p>
          </table:table-cell>
          <table:table-cell office:value-type="float" office:value="0.0271548800189998" calcext:value-type="float">
            <text:p>0.027154880019</text:p>
          </table:table-cell>
          <table:table-cell office:value-type="float" office:value="0.001221289" calcext:value-type="float">
            <text:p>0.001221289</text:p>
          </table:table-cell>
          <table:table-cell office:value-type="float" office:value="0.007129456" calcext:value-type="float">
            <text:p>0.00712945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00" calcext:value-type="float">
            <text:p>1000</text:p>
          </table:table-cell>
          <table:table-cell office:value-type="float" office:value="852" calcext:value-type="float">
            <text:p>852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2" calcext:value-type="float">
            <text:p>85.2</text:p>
          </table:table-cell>
          <table:table-cell office:value-type="float" office:value="85.1" calcext:value-type="float">
            <text:p>85.1</text:p>
          </table:table-cell>
          <table:table-cell office:value-type="float" office:value="85.2" calcext:value-type="float">
            <text:p>85.2</text:p>
          </table:table-cell>
          <table:table-cell office:value-type="float" office:value="14.8" calcext:value-type="float">
            <text:p>14.8</text:p>
          </table:table-cell>
          <table:table-cell office:value-type="float" office:value="14.9" calcext:value-type="float">
            <text:p>14.9</text:p>
          </table:table-cell>
          <table:table-cell office:value-type="float" office:value="14.8" calcext:value-type="float">
            <text:p>1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9628819010029" calcext:value-type="float">
            <text:p>31.9628819010029</text:p>
          </table:table-cell>
          <table:table-cell office:value-type="float" office:value="1.215193" calcext:value-type="float">
            <text:p>1.215193</text:p>
          </table:table-cell>
          <table:table-cell office:value-type="float" office:value="7.025405" calcext:value-type="float">
            <text:p>7.025405</text:p>
          </table:table-cell>
          <table:table-cell office:value-type="float" office:value="0.0319628819010029" calcext:value-type="float">
            <text:p>0.031962881901003</text:p>
          </table:table-cell>
          <table:table-cell office:value-type="float" office:value="0.001215193" calcext:value-type="float">
            <text:p>0.001215193</text:p>
          </table:table-cell>
          <table:table-cell office:value-type="float" office:value="0.007025405" calcext:value-type="float">
            <text:p>0.00702540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767" calcext:value-type="float">
            <text:p>767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7" calcext:value-type="float">
            <text:p>76.7</text:p>
          </table:table-cell>
          <table:table-cell office:value-type="float" office:value="76.6" calcext:value-type="float">
            <text:p>76.6</text:p>
          </table:table-cell>
          <table:table-cell office:value-type="float" office:value="76.7" calcext:value-type="float">
            <text:p>76.7</text:p>
          </table:table-cell>
          <table:table-cell office:value-type="float" office:value="23.3" calcext:value-type="float">
            <text:p>23.3</text:p>
          </table:table-cell>
          <table:table-cell office:value-type="float" office:value="23.4" calcext:value-type="float">
            <text:p>23.4</text:p>
          </table:table-cell>
          <table:table-cell office:value-type="float" office:value="23.3" calcext:value-type="float">
            <text:p>23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7439324340012" calcext:value-type="float">
            <text:p>37.7439324340012</text:p>
          </table:table-cell>
          <table:table-cell office:value-type="float" office:value="1.170219" calcext:value-type="float">
            <text:p>1.170219</text:p>
          </table:table-cell>
          <table:table-cell office:value-type="float" office:value="6.799961" calcext:value-type="float">
            <text:p>6.799961</text:p>
          </table:table-cell>
          <table:table-cell office:value-type="float" office:value="0.0377439324340012" calcext:value-type="float">
            <text:p>0.037743932434001</text:p>
          </table:table-cell>
          <table:table-cell office:value-type="float" office:value="0.001170219" calcext:value-type="float">
            <text:p>0.001170219</text:p>
          </table:table-cell>
          <table:table-cell office:value-type="float" office:value="0.006799961" calcext:value-type="float">
            <text:p>0.00679996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000" calcext:value-type="float">
            <text:p>1000</text:p>
          </table:table-cell>
          <table:table-cell office:value-type="float" office:value="652" calcext:value-type="float">
            <text:p>652</text:p>
          </table:table-cell>
          <table:table-cell office:value-type="float" office:value="646" calcext:value-type="float">
            <text:p>646</text:p>
          </table:table-cell>
          <table:table-cell office:value-type="float" office:value="649" calcext:value-type="float">
            <text:p>649</text:p>
          </table:table-cell>
          <table:table-cell office:value-type="float" office:value="348" calcext:value-type="float">
            <text:p>348</text:p>
          </table:table-cell>
          <table:table-cell office:value-type="float" office:value="354" calcext:value-type="float">
            <text:p>354</text:p>
          </table:table-cell>
          <table:table-cell office:value-type="float" office:value="351" calcext:value-type="float">
            <text:p>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2" calcext:value-type="float">
            <text:p>65.2</text:p>
          </table:table-cell>
          <table:table-cell office:value-type="float" office:value="64.6" calcext:value-type="float">
            <text:p>64.6</text:p>
          </table:table-cell>
          <table:table-cell office:value-type="float" office:value="64.9" calcext:value-type="float">
            <text:p>64.9</text:p>
          </table:table-cell>
          <table:table-cell office:value-type="float" office:value="34.8" calcext:value-type="float">
            <text:p>34.8</text:p>
          </table:table-cell>
          <table:table-cell office:value-type="float" office:value="35.4" calcext:value-type="float">
            <text:p>35.4</text:p>
          </table:table-cell>
          <table:table-cell office:value-type="float" office:value="35.1" calcext:value-type="float">
            <text:p>3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1258503579995" calcext:value-type="float">
            <text:p>44.1258503579995</text:p>
          </table:table-cell>
          <table:table-cell office:value-type="float" office:value="1.111125" calcext:value-type="float">
            <text:p>1.111125</text:p>
          </table:table-cell>
          <table:table-cell office:value-type="float" office:value="6.372012" calcext:value-type="float">
            <text:p>6.372012</text:p>
          </table:table-cell>
          <table:table-cell office:value-type="float" office:value="0.0441258503579995" calcext:value-type="float">
            <text:p>0.044125850358</text:p>
          </table:table-cell>
          <table:table-cell office:value-type="float" office:value="0.001111125" calcext:value-type="float">
            <text:p>0.001111125</text:p>
          </table:table-cell>
          <table:table-cell office:value-type="float" office:value="0.006372012" calcext:value-type="float">
            <text:p>0.0063720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000" calcext:value-type="float">
            <text:p>1000</text:p>
          </table:table-cell>
          <table:table-cell office:value-type="float" office:value="516" calcext:value-type="float">
            <text:p>516</text:p>
          </table:table-cell>
          <table:table-cell office:value-type="float" office:value="511" calcext:value-type="float">
            <text:p>511</text:p>
          </table:table-cell>
          <table:table-cell office:value-type="float" office:value="514" calcext:value-type="float">
            <text:p>514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  <table:table-cell office:value-type="float" office:value="486" calcext:value-type="float">
            <text:p>4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6" calcext:value-type="float">
            <text:p>51.6</text:p>
          </table:table-cell>
          <table:table-cell office:value-type="float" office:value="51.1" calcext:value-type="float">
            <text:p>51.1</text:p>
          </table:table-cell>
          <table:table-cell office:value-type="float" office:value="51.4" calcext:value-type="float">
            <text:p>51.4</text:p>
          </table:table-cell>
          <table:table-cell office:value-type="float" office:value="48.4" calcext:value-type="float">
            <text:p>48.4</text:p>
          </table:table-cell>
          <table:table-cell office:value-type="float" office:value="48.9" calcext:value-type="float">
            <text:p>48.9</text:p>
          </table:table-cell>
          <table:table-cell office:value-type="float" office:value="48.6" calcext:value-type="float">
            <text:p>48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619307558006" calcext:value-type="float">
            <text:p>109.619307558006</text:p>
          </table:table-cell>
          <table:table-cell office:value-type="float" office:value="1.17118" calcext:value-type="float">
            <text:p>1.17118</text:p>
          </table:table-cell>
          <table:table-cell office:value-type="float" office:value="6.33817600000001" calcext:value-type="float">
            <text:p>6.33817600000001</text:p>
          </table:table-cell>
          <table:table-cell office:value-type="float" office:value="0.109619307558006" calcext:value-type="float">
            <text:p>0.109619307558006</text:p>
          </table:table-cell>
          <table:table-cell office:value-type="float" office:value="0.00117118" calcext:value-type="float">
            <text:p>0.00117118</text:p>
          </table:table-cell>
          <table:table-cell office:value-type="float" office:value="0.00633817600000001" calcext:value-type="float">
            <text:p>0.00633817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000" calcext:value-type="float">
            <text:p>1000</text:p>
          </table:table-cell>
          <table:table-cell office:value-type="float" office:value="381" calcext:value-type="float">
            <text:p>381</text:p>
          </table:table-cell>
          <table:table-cell office:value-type="float" office:value="376" calcext:value-type="float">
            <text:p>376</text:p>
          </table:table-cell>
          <table:table-cell office:value-type="float" office:value="379" calcext:value-type="float">
            <text:p>379</text:p>
          </table:table-cell>
          <table:table-cell office:value-type="float" office:value="619" calcext:value-type="float">
            <text:p>619</text:p>
          </table:table-cell>
          <table:table-cell office:value-type="float" office:value="624" calcext:value-type="float">
            <text:p>624</text:p>
          </table:table-cell>
          <table:table-cell office:value-type="float" office:value="621" calcext:value-type="float">
            <text:p>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1" calcext:value-type="float">
            <text:p>38.1</text:p>
          </table:table-cell>
          <table:table-cell office:value-type="float" office:value="37.6" calcext:value-type="float">
            <text:p>37.6</text:p>
          </table:table-cell>
          <table:table-cell office:value-type="float" office:value="37.9" calcext:value-type="float">
            <text:p>37.9</text:p>
          </table:table-cell>
          <table:table-cell office:value-type="float" office:value="61.9" calcext:value-type="float">
            <text:p>61.9</text:p>
          </table:table-cell>
          <table:table-cell office:value-type="float" office:value="62.4" calcext:value-type="float">
            <text:p>62.4</text:p>
          </table:table-cell>
          <table:table-cell office:value-type="float" office:value="62.1" calcext:value-type="float">
            <text:p>6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.743077351004" calcext:value-type="float">
            <text:p>122.743077351004</text:p>
          </table:table-cell>
          <table:table-cell office:value-type="float" office:value="1.149246" calcext:value-type="float">
            <text:p>1.149246</text:p>
          </table:table-cell>
          <table:table-cell office:value-type="float" office:value="5.952833" calcext:value-type="float">
            <text:p>5.952833</text:p>
          </table:table-cell>
          <table:table-cell office:value-type="float" office:value="0.122743077351004" calcext:value-type="float">
            <text:p>0.122743077351004</text:p>
          </table:table-cell>
          <table:table-cell office:value-type="float" office:value="0.001149246" calcext:value-type="float">
            <text:p>0.001149246</text:p>
          </table:table-cell>
          <table:table-cell office:value-type="float" office:value="0.005952833" calcext:value-type="float">
            <text:p>0.00595283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000" calcext:value-type="float">
            <text:p>1000</text:p>
          </table:table-cell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office:value-type="float" office:value="795" calcext:value-type="float">
            <text:p>795</text:p>
          </table:table-cell>
          <table:table-cell office:value-type="float" office:value="819" calcext:value-type="float">
            <text:p>819</text:p>
          </table:table-cell>
          <table:table-cell office:value-type="float" office:value="808" calcext:value-type="float">
            <text:p>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18.1" calcext:value-type="float">
            <text:p>18.1</text:p>
          </table:table-cell>
          <table:table-cell office:value-type="float" office:value="19.2" calcext:value-type="float">
            <text:p>19.2</text:p>
          </table:table-cell>
          <table:table-cell office:value-type="float" office:value="79.5" calcext:value-type="float">
            <text:p>79.5</text:p>
          </table:table-cell>
          <table:table-cell office:value-type="float" office:value="81.9" calcext:value-type="float">
            <text:p>81.9</text:p>
          </table:table-cell>
          <table:table-cell office:value-type="float" office:value="80.8" calcext:value-type="float">
            <text:p>8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.038257392998" calcext:value-type="float">
            <text:p>265.038257392998</text:p>
          </table:table-cell>
          <table:table-cell office:value-type="float" office:value="1.123886" calcext:value-type="float">
            <text:p>1.123886</text:p>
          </table:table-cell>
          <table:table-cell office:value-type="float" office:value="5.820667" calcext:value-type="float">
            <text:p>5.820667</text:p>
          </table:table-cell>
          <table:table-cell office:value-type="float" office:value="0.265038257392998" calcext:value-type="float">
            <text:p>0.265038257392998</text:p>
          </table:table-cell>
          <table:table-cell office:value-type="float" office:value="0.001123886" calcext:value-type="float">
            <text:p>0.001123886</text:p>
          </table:table-cell>
          <table:table-cell office:value-type="float" office:value="0.005820667" calcext:value-type="float">
            <text:p>0.00582066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969" calcext:value-type="float">
            <text:p>969</text:p>
          </table:table-cell>
          <table:table-cell office:value-type="float" office:value="981" calcext:value-type="float">
            <text:p>981</text:p>
          </table:table-cell>
          <table:table-cell office:value-type="float" office:value="973" calcext:value-type="float">
            <text:p>9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office:value-type="float" office:value="96.9" calcext:value-type="float">
            <text:p>96.9</text:p>
          </table:table-cell>
          <table:table-cell office:value-type="float" office:value="98.1" calcext:value-type="float">
            <text:p>98.1</text:p>
          </table:table-cell>
          <table:table-cell office:value-type="float" office:value="97.3" calcext:value-type="float">
            <text:p>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.700076707003" calcext:value-type="float">
            <text:p>100.700076707003</text:p>
          </table:table-cell>
          <table:table-cell office:value-type="float" office:value="1.141354" calcext:value-type="float">
            <text:p>1.141354</text:p>
          </table:table-cell>
          <table:table-cell office:value-type="float" office:value="5.877989" calcext:value-type="float">
            <text:p>5.877989</text:p>
          </table:table-cell>
          <table:table-cell office:value-type="float" office:value="0.100700076707003" calcext:value-type="float">
            <text:p>0.100700076707003</text:p>
          </table:table-cell>
          <table:table-cell office:value-type="float" office:value="0.001141354" calcext:value-type="float">
            <text:p>0.001141354</text:p>
          </table:table-cell>
          <table:table-cell office:value-type="float" office:value="0.005877989" calcext:value-type="float">
            <text:p>0.00587798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  <table:table-cell table:formula="of:=SUM([.U3:.U22])" office:value-type="float" office:value="1030.65518771503" calcext:value-type="float">
            <text:p>1030.65518771503</text:p>
          </table:table-cell>
          <table:table-cell table:formula="of:=[.U23]/3600" office:value-type="float" office:value="0.286293107698619" calcext:value-type="float">
            <text:p>0.2862931076986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tilization_level</text:p>
          </table:table-cell>
          <table:table-cell office:value-type="string" calcext:value-type="string">
            <text:p>results_count</text:p>
          </table:table-cell>
          <table:table-cell office:value-type="string" calcext:value-type="string">
            <text:p>ilp_schedulable_count</text:p>
          </table:table-cell>
          <table:table-cell office:value-type="string" calcext:value-type="string">
            <text:p>wf_schedulable_count</text:p>
          </table:table-cell>
          <table:table-cell office:value-type="string" calcext:value-type="string">
            <text:p>ffbb_schedulable_count</text:p>
          </table:table-cell>
          <table:table-cell office:value-type="string" calcext:value-type="string">
            <text:p>ilp_not_schedulable_count</text:p>
          </table:table-cell>
          <table:table-cell office:value-type="string" calcext:value-type="string">
            <text:p>wf_not_schedulable_count</text:p>
          </table:table-cell>
          <table:table-cell office:value-type="string" calcext:value-type="string">
            <text:p>ffbb_not_schedulable_count</text:p>
          </table:table-cell>
          <table:table-cell office:value-type="string" calcext:value-type="string">
            <text:p>ilp_timeout_count</text:p>
          </table:table-cell>
          <table:table-cell office:value-type="string" calcext:value-type="string">
            <text:p>wf_timeout_count</text:p>
          </table:table-cell>
          <table:table-cell office:value-type="string" calcext:value-type="string">
            <text:p>ffbb_timeout_count</text:p>
          </table:table-cell>
          <table:table-cell office:value-type="string" calcext:value-type="string">
            <text:p>ilp_percent_schedulable</text:p>
          </table:table-cell>
          <table:table-cell office:value-type="string" calcext:value-type="string">
            <text:p>wf_percent_schedulable</text:p>
          </table:table-cell>
          <table:table-cell office:value-type="string" calcext:value-type="string">
            <text:p>ffbb_percent_schedulable</text:p>
          </table:table-cell>
          <table:table-cell office:value-type="string" calcext:value-type="string">
            <text:p>ilp_percent_not_schedulable</text:p>
          </table:table-cell>
          <table:table-cell office:value-type="string" calcext:value-type="string">
            <text:p>wf_percent_not_schedulable</text:p>
          </table:table-cell>
          <table:table-cell office:value-type="string" calcext:value-type="string">
            <text:p>ffbb_percent_not_schedulable</text:p>
          </table:table-cell>
          <table:table-cell office:value-type="string" calcext:value-type="string">
            <text:p>ilp_percent_timeout</text:p>
          </table:table-cell>
          <table:table-cell office:value-type="string" calcext:value-type="string">
            <text:p>wf_percent_timeout</text:p>
          </table:table-cell>
          <table:table-cell office:value-type="string" calcext:value-type="string">
            <text:p>ffbb_percent_timeout</text:p>
          </table:table-cell>
          <table:table-cell office:value-type="string" calcext:value-type="string">
            <text:p>ilp_total_time_seconds</text:p>
          </table:table-cell>
          <table:table-cell office:value-type="string" calcext:value-type="string">
            <text:p>wf_total_time_seconds</text:p>
          </table:table-cell>
          <table:table-cell office:value-type="string" calcext:value-type="string">
            <text:p>ffbb_total_time_seconds</text:p>
          </table:table-cell>
          <table:table-cell office:value-type="string" calcext:value-type="string">
            <text:p>ilp_average_time_seconds</text:p>
          </table:table-cell>
          <table:table-cell office:value-type="string" calcext:value-type="string">
            <text:p>wf_average_time_seconds</text:p>
          </table:table-cell>
          <table:table-cell office:value-type="string" calcext:value-type="string">
            <text:p>ffbb_average_time_seconds</text:p>
          </table:table-cell>
          <table:table-cell office:value-type="string" calcext:value-type="string">
            <text:p>number_of_cores</text:p>
          </table:table-cell>
          <table:table-cell office:value-type="string" calcext:value-type="string">
            <text:p>tasks_per_task_set</text:p>
          </table:table-cell>
          <table:table-cell office:value-type="string" calcext:value-type="string">
            <text:p>number_of_criticality_levels</text:p>
          </table:table-cell>
          <table:table-cell office:value-type="string" calcext:value-type="string">
            <text:p>period_se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  <table:table-cell table:number-columns-repeated="3" office:value-type="float" office:value="100" calcext:value-type="float">
            <text:p>100</text:p>
          </table:table-cell>
          <table:table-cell table:number-columns-repeated="17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5643112809978" calcext:value-type="float">
            <text:p>19.5643112809978</text:p>
          </table:table-cell>
          <table:table-cell office:value-type="float" office:value="1.25201" calcext:value-type="float">
            <text:p>1.25201</text:p>
          </table:table-cell>
          <table:table-cell office:value-type="float" office:value="1.876486" calcext:value-type="float">
            <text:p>1.876486</text:p>
          </table:table-cell>
          <table:table-cell office:value-type="float" office:value="0.0195643112809978" calcext:value-type="float">
            <text:p>0.019564311280998</text:p>
          </table:table-cell>
          <table:table-cell office:value-type="float" office:value="0.00125201" calcext:value-type="float">
            <text:p>0.00125201</text:p>
          </table:table-cell>
          <table:table-cell office:value-type="float" office:value="0.001876486" calcext:value-type="float">
            <text:p>0.00187648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3018511979998" calcext:value-type="float">
            <text:p>22.3018511979998</text:p>
          </table:table-cell>
          <table:table-cell office:value-type="float" office:value="1.298037" calcext:value-type="float">
            <text:p>1.298037</text:p>
          </table:table-cell>
          <table:table-cell office:value-type="float" office:value="2.756408" calcext:value-type="float">
            <text:p>2.756408</text:p>
          </table:table-cell>
          <table:table-cell office:value-type="float" office:value="0.0223018511979998" calcext:value-type="float">
            <text:p>0.022301851198</text:p>
          </table:table-cell>
          <table:table-cell office:value-type="float" office:value="0.001298037" calcext:value-type="float">
            <text:p>0.001298037</text:p>
          </table:table-cell>
          <table:table-cell office:value-type="float" office:value="0.002756408" calcext:value-type="float">
            <text:p>0.00275640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9136874420008" calcext:value-type="float">
            <text:p>22.9136874420008</text:p>
          </table:table-cell>
          <table:table-cell office:value-type="float" office:value="1.263506" calcext:value-type="float">
            <text:p>1.263506</text:p>
          </table:table-cell>
          <table:table-cell office:value-type="float" office:value="3.51056399999999" calcext:value-type="float">
            <text:p>3.51056399999999</text:p>
          </table:table-cell>
          <table:table-cell office:value-type="float" office:value="0.0229136874420008" calcext:value-type="float">
            <text:p>0.022913687442001</text:p>
          </table:table-cell>
          <table:table-cell office:value-type="float" office:value="0.001263506" calcext:value-type="float">
            <text:p>0.001263506</text:p>
          </table:table-cell>
          <table:table-cell office:value-type="float" office:value="0.00351056399999999" calcext:value-type="float">
            <text:p>0.00351056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.94" calcext:value-type="float">
            <text:p>99.9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6189906120011" calcext:value-type="float">
            <text:p>23.6189906120011</text:p>
          </table:table-cell>
          <table:table-cell office:value-type="float" office:value="1.303507" calcext:value-type="float">
            <text:p>1.303507</text:p>
          </table:table-cell>
          <table:table-cell office:value-type="float" office:value="4.197365" calcext:value-type="float">
            <text:p>4.197365</text:p>
          </table:table-cell>
          <table:table-cell office:value-type="float" office:value="0.0236189906120011" calcext:value-type="float">
            <text:p>0.023618990612001</text:p>
          </table:table-cell>
          <table:table-cell office:value-type="float" office:value="0.001303507" calcext:value-type="float">
            <text:p>0.001303507</text:p>
          </table:table-cell>
          <table:table-cell office:value-type="float" office:value="0.004197365" calcext:value-type="float">
            <text:p>0.00419736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.92" calcext:value-type="float">
            <text:p>99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8196439510032" calcext:value-type="float">
            <text:p>23.8196439510032</text:p>
          </table:table-cell>
          <table:table-cell office:value-type="float" office:value="1.308858" calcext:value-type="float">
            <text:p>1.308858</text:p>
          </table:table-cell>
          <table:table-cell office:value-type="float" office:value="4.981909" calcext:value-type="float">
            <text:p>4.981909</text:p>
          </table:table-cell>
          <table:table-cell office:value-type="float" office:value="0.0238196439510032" calcext:value-type="float">
            <text:p>0.023819643951003</text:p>
          </table:table-cell>
          <table:table-cell office:value-type="float" office:value="0.001308858" calcext:value-type="float">
            <text:p>0.001308858</text:p>
          </table:table-cell>
          <table:table-cell office:value-type="float" office:value="0.004981909" calcext:value-type="float">
            <text:p>0.00498190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2067872749991" calcext:value-type="float">
            <text:p>24.2067872749991</text:p>
          </table:table-cell>
          <table:table-cell office:value-type="float" office:value="1.284291" calcext:value-type="float">
            <text:p>1.284291</text:p>
          </table:table-cell>
          <table:table-cell office:value-type="float" office:value="5.688856" calcext:value-type="float">
            <text:p>5.688856</text:p>
          </table:table-cell>
          <table:table-cell office:value-type="float" office:value="0.0242067872749991" calcext:value-type="float">
            <text:p>0.024206787274999</text:p>
          </table:table-cell>
          <table:table-cell office:value-type="float" office:value="0.001284291" calcext:value-type="float">
            <text:p>0.001284291</text:p>
          </table:table-cell>
          <table:table-cell office:value-type="float" office:value="0.005688856" calcext:value-type="float">
            <text:p>0.00568885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.88" calcext:value-type="float">
            <text:p>99.8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4869236270018" calcext:value-type="float">
            <text:p>24.4869236270018</text:p>
          </table:table-cell>
          <table:table-cell office:value-type="float" office:value="1.312573" calcext:value-type="float">
            <text:p>1.312573</text:p>
          </table:table-cell>
          <table:table-cell office:value-type="float" office:value="6.378146" calcext:value-type="float">
            <text:p>6.378146</text:p>
          </table:table-cell>
          <table:table-cell office:value-type="float" office:value="0.0244869236270018" calcext:value-type="float">
            <text:p>0.024486923627002</text:p>
          </table:table-cell>
          <table:table-cell office:value-type="float" office:value="0.001312573" calcext:value-type="float">
            <text:p>0.001312573</text:p>
          </table:table-cell>
          <table:table-cell office:value-type="float" office:value="0.006378146" calcext:value-type="float">
            <text:p>0.00637814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.86" calcext:value-type="float">
            <text:p>99.8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.1157150929951" calcext:value-type="float">
            <text:p>25.1157150929951</text:p>
          </table:table-cell>
          <table:table-cell office:value-type="float" office:value="1.285142" calcext:value-type="float">
            <text:p>1.285142</text:p>
          </table:table-cell>
          <table:table-cell office:value-type="float" office:value="6.76634600000001" calcext:value-type="float">
            <text:p>6.76634600000001</text:p>
          </table:table-cell>
          <table:table-cell office:value-type="float" office:value="0.0251157150929951" calcext:value-type="float">
            <text:p>0.025115715092995</text:p>
          </table:table-cell>
          <table:table-cell office:value-type="float" office:value="0.001285142" calcext:value-type="float">
            <text:p>0.001285142</text:p>
          </table:table-cell>
          <table:table-cell office:value-type="float" office:value="0.00676634600000001" calcext:value-type="float">
            <text:p>0.00676634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.84" calcext:value-type="float">
            <text:p>99.8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.6649774880007" calcext:value-type="float">
            <text:p>25.6649774880007</text:p>
          </table:table-cell>
          <table:table-cell office:value-type="float" office:value="1.275662" calcext:value-type="float">
            <text:p>1.275662</text:p>
          </table:table-cell>
          <table:table-cell office:value-type="float" office:value="6.996892" calcext:value-type="float">
            <text:p>6.996892</text:p>
          </table:table-cell>
          <table:table-cell office:value-type="float" office:value="0.0256649774880007" calcext:value-type="float">
            <text:p>0.025664977488001</text:p>
          </table:table-cell>
          <table:table-cell office:value-type="float" office:value="0.001275662" calcext:value-type="float">
            <text:p>0.001275662</text:p>
          </table:table-cell>
          <table:table-cell office:value-type="float" office:value="0.006996892" calcext:value-type="float">
            <text:p>0.00699689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98" calcext:value-type="float">
            <text:p>99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9.8" calcext:value-type="float">
            <text:p>99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9422979780043" calcext:value-type="float">
            <text:p>25.9422979780043</text:p>
          </table:table-cell>
          <table:table-cell office:value-type="float" office:value="1.28267" calcext:value-type="float">
            <text:p>1.28267</text:p>
          </table:table-cell>
          <table:table-cell office:value-type="float" office:value="7.263387" calcext:value-type="float">
            <text:p>7.263387</text:p>
          </table:table-cell>
          <table:table-cell office:value-type="float" office:value="0.0259422979780043" calcext:value-type="float">
            <text:p>0.025942297978004</text:p>
          </table:table-cell>
          <table:table-cell office:value-type="float" office:value="0.00128267" calcext:value-type="float">
            <text:p>0.00128267</text:p>
          </table:table-cell>
          <table:table-cell office:value-type="float" office:value="0.007263387" calcext:value-type="float">
            <text:p>0.00726338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.0239770430003" calcext:value-type="float">
            <text:p>26.0239770430003</text:p>
          </table:table-cell>
          <table:table-cell office:value-type="float" office:value="1.274824" calcext:value-type="float">
            <text:p>1.274824</text:p>
          </table:table-cell>
          <table:table-cell office:value-type="float" office:value="7.17762899999999" calcext:value-type="float">
            <text:p>7.17762899999999</text:p>
          </table:table-cell>
          <table:table-cell office:value-type="float" office:value="0.0260239770430003" calcext:value-type="float">
            <text:p>0.026023977043</text:p>
          </table:table-cell>
          <table:table-cell office:value-type="float" office:value="0.001274824" calcext:value-type="float">
            <text:p>0.001274824</text:p>
          </table:table-cell>
          <table:table-cell office:value-type="float" office:value="0.00717762899999999" calcext:value-type="float">
            <text:p>0.00717762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95" calcext:value-type="float">
            <text:p>99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9.5" calcext:value-type="float">
            <text:p>99.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2565318159964" calcext:value-type="float">
            <text:p>26.2565318159964</text:p>
          </table:table-cell>
          <table:table-cell office:value-type="float" office:value="1.26667" calcext:value-type="float">
            <text:p>1.26667</text:p>
          </table:table-cell>
          <table:table-cell office:value-type="float" office:value="7.25666700000001" calcext:value-type="float">
            <text:p>7.25666700000001</text:p>
          </table:table-cell>
          <table:table-cell office:value-type="float" office:value="0.0262565318159964" calcext:value-type="float">
            <text:p>0.026256531815996</text:p>
          </table:table-cell>
          <table:table-cell office:value-type="float" office:value="0.00126667" calcext:value-type="float">
            <text:p>0.00126667</text:p>
          </table:table-cell>
          <table:table-cell office:value-type="float" office:value="0.00725666700000001" calcext:value-type="float">
            <text:p>0.00725666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89" calcext:value-type="float">
            <text:p>98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8.9" calcext:value-type="float">
            <text:p>98.9</text:p>
          </table:table-cell>
          <table:table-cell table:number-columns-repeated="3" office:value-type="float" office:value="1.1" calcext:value-type="float">
            <text:p>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9321082280019" calcext:value-type="float">
            <text:p>26.9321082280019</text:p>
          </table:table-cell>
          <table:table-cell office:value-type="float" office:value="1.281436" calcext:value-type="float">
            <text:p>1.281436</text:p>
          </table:table-cell>
          <table:table-cell office:value-type="float" office:value="7.14559800000001" calcext:value-type="float">
            <text:p>7.14559800000001</text:p>
          </table:table-cell>
          <table:table-cell office:value-type="float" office:value="0.0269321082280019" calcext:value-type="float">
            <text:p>0.026932108228002</text:p>
          </table:table-cell>
          <table:table-cell office:value-type="float" office:value="0.001281436" calcext:value-type="float">
            <text:p>0.001281436</text:p>
          </table:table-cell>
          <table:table-cell office:value-type="float" office:value="0.00714559800000001" calcext:value-type="float">
            <text:p>0.00714559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66" calcext:value-type="float">
            <text:p>966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6.6" calcext:value-type="float">
            <text:p>96.6</text:p>
          </table:table-cell>
          <table:table-cell table:number-columns-repeated="3" office:value-type="float" office:value="3.4" calcext:value-type="float">
            <text:p>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374411869997" calcext:value-type="float">
            <text:p>29.8374411869997</text:p>
          </table:table-cell>
          <table:table-cell office:value-type="float" office:value="1.272387" calcext:value-type="float">
            <text:p>1.272387</text:p>
          </table:table-cell>
          <table:table-cell office:value-type="float" office:value="7.15995799999999" calcext:value-type="float">
            <text:p>7.15995799999999</text:p>
          </table:table-cell>
          <table:table-cell office:value-type="float" office:value="0.0298374411869997" calcext:value-type="float">
            <text:p>0.029837441187</text:p>
          </table:table-cell>
          <table:table-cell office:value-type="float" office:value="0.001272387" calcext:value-type="float">
            <text:p>0.001272387</text:p>
          </table:table-cell>
          <table:table-cell office:value-type="float" office:value="0.007159958" calcext:value-type="float">
            <text:p>0.00715995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34" calcext:value-type="float">
            <text:p>934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3.4" calcext:value-type="float">
            <text:p>93.4</text:p>
          </table:table-cell>
          <table:table-cell table:number-columns-repeated="3" office:value-type="float" office:value="6.6" calcext:value-type="float">
            <text:p>6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3217273350024" calcext:value-type="float">
            <text:p>28.3217273350024</text:p>
          </table:table-cell>
          <table:table-cell office:value-type="float" office:value="1.227384" calcext:value-type="float">
            <text:p>1.227384</text:p>
          </table:table-cell>
          <table:table-cell office:value-type="float" office:value="7.15618999999999" calcext:value-type="float">
            <text:p>7.15618999999999</text:p>
          </table:table-cell>
          <table:table-cell office:value-type="float" office:value="0.0283217273350024" calcext:value-type="float">
            <text:p>0.028321727335002</text:p>
          </table:table-cell>
          <table:table-cell office:value-type="float" office:value="0.001227384" calcext:value-type="float">
            <text:p>0.001227384</text:p>
          </table:table-cell>
          <table:table-cell office:value-type="float" office:value="0.00715618999999999" calcext:value-type="float">
            <text:p>0.0071561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888" calcext:value-type="float">
            <text:p>888</text:p>
          </table:table-cell>
          <table:table-cell table:number-columns-repeated="3"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88.8" calcext:value-type="float">
            <text:p>88.8</text:p>
          </table:table-cell>
          <table:table-cell table:number-columns-repeated="3" office:value-type="float" office:value="11.2" calcext:value-type="float">
            <text:p>1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8682626919963" calcext:value-type="float">
            <text:p>31.8682626919963</text:p>
          </table:table-cell>
          <table:table-cell office:value-type="float" office:value="1.271899" calcext:value-type="float">
            <text:p>1.271899</text:p>
          </table:table-cell>
          <table:table-cell office:value-type="float" office:value="6.98113699999999" calcext:value-type="float">
            <text:p>6.98113699999999</text:p>
          </table:table-cell>
          <table:table-cell office:value-type="float" office:value="0.0318682626919963" calcext:value-type="float">
            <text:p>0.031868262691996</text:p>
          </table:table-cell>
          <table:table-cell office:value-type="float" office:value="0.001271899" calcext:value-type="float">
            <text:p>0.001271899</text:p>
          </table:table-cell>
          <table:table-cell office:value-type="float" office:value="0.00698113699999999" calcext:value-type="float">
            <text:p>0.00698113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000" calcext:value-type="float">
            <text:p>1000</text:p>
          </table:table-cell>
          <table:table-cell office:value-type="float" office:value="862" calcext:value-type="float">
            <text:p>862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86.1" calcext:value-type="float">
            <text:p>86.1</text:p>
          </table:table-cell>
          <table:table-cell office:value-type="float" office:value="86.2" calcext:value-type="float">
            <text:p>86.2</text:p>
          </table:table-cell>
          <table:table-cell office:value-type="float" office:value="13.8" calcext:value-type="float">
            <text:p>13.8</text:p>
          </table:table-cell>
          <table:table-cell office:value-type="float" office:value="13.9" calcext:value-type="float">
            <text:p>13.9</text:p>
          </table:table-cell>
          <table:table-cell office:value-type="float" office:value="13.8" calcext:value-type="float">
            <text:p>1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7598061769972" calcext:value-type="float">
            <text:p>30.7598061769972</text:p>
          </table:table-cell>
          <table:table-cell office:value-type="float" office:value="1.223782" calcext:value-type="float">
            <text:p>1.223782</text:p>
          </table:table-cell>
          <table:table-cell office:value-type="float" office:value="6.790682" calcext:value-type="float">
            <text:p>6.790682</text:p>
          </table:table-cell>
          <table:table-cell office:value-type="float" office:value="0.0307598061769972" calcext:value-type="float">
            <text:p>0.030759806176997</text:p>
          </table:table-cell>
          <table:table-cell office:value-type="float" office:value="0.001223782" calcext:value-type="float">
            <text:p>0.001223782</text:p>
          </table:table-cell>
          <table:table-cell office:value-type="float" office:value="0.006790682" calcext:value-type="float">
            <text:p>0.00679068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000" calcext:value-type="float">
            <text:p>1000</text:p>
          </table:table-cell>
          <table:table-cell office:value-type="float" office:value="778" calcext:value-type="float">
            <text:p>778</text:p>
          </table:table-cell>
          <table:table-cell office:value-type="float" office:value="772" calcext:value-type="float">
            <text:p>772</text:p>
          </table:table-cell>
          <table:table-cell office:value-type="float" office:value="775" calcext:value-type="float">
            <text:p>775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8" calcext:value-type="float">
            <text:p>77.8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22.2" calcext:value-type="float">
            <text:p>22.2</text:p>
          </table:table-cell>
          <table:table-cell office:value-type="float" office:value="22.8" calcext:value-type="float">
            <text:p>22.8</text:p>
          </table:table-cell>
          <table:table-cell office:value-type="float" office:value="22.5" calcext:value-type="float">
            <text:p>2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925565525001" calcext:value-type="float">
            <text:p>38.925565525001</text:p>
          </table:table-cell>
          <table:table-cell office:value-type="float" office:value="1.210774" calcext:value-type="float">
            <text:p>1.210774</text:p>
          </table:table-cell>
          <table:table-cell office:value-type="float" office:value="6.83411899999999" calcext:value-type="float">
            <text:p>6.83411899999999</text:p>
          </table:table-cell>
          <table:table-cell office:value-type="float" office:value="0.0389255655250011" calcext:value-type="float">
            <text:p>0.038925565525001</text:p>
          </table:table-cell>
          <table:table-cell office:value-type="float" office:value="0.001210774" calcext:value-type="float">
            <text:p>0.001210774</text:p>
          </table:table-cell>
          <table:table-cell office:value-type="float" office:value="0.00683411899999999" calcext:value-type="float">
            <text:p>0.00683411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000" calcext:value-type="float">
            <text:p>1000</text:p>
          </table:table-cell>
          <table:table-cell office:value-type="float" office:value="680" calcext:value-type="float">
            <text:p>680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320" calcext:value-type="float">
            <text:p>320</text:p>
          </table:table-cell>
          <table:table-cell office:value-type="float" office:value="326" calcext:value-type="float">
            <text:p>326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7.4" calcext:value-type="float">
            <text:p>67.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32.6" calcext:value-type="float">
            <text:p>32.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7665880960049" calcext:value-type="float">
            <text:p>68.7665880960049</text:p>
          </table:table-cell>
          <table:table-cell office:value-type="float" office:value="1.220767" calcext:value-type="float">
            <text:p>1.220767</text:p>
          </table:table-cell>
          <table:table-cell office:value-type="float" office:value="6.54518300000001" calcext:value-type="float">
            <text:p>6.54518300000001</text:p>
          </table:table-cell>
          <table:table-cell office:value-type="float" office:value="0.0687665880960049" calcext:value-type="float">
            <text:p>0.068766588096005</text:p>
          </table:table-cell>
          <table:table-cell office:value-type="float" office:value="0.001220767" calcext:value-type="float">
            <text:p>0.001220767</text:p>
          </table:table-cell>
          <table:table-cell office:value-type="float" office:value="0.00654518300000001" calcext:value-type="float">
            <text:p>0.00654518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586" calcext:value-type="float">
            <text:p>586</text:p>
          </table:table-cell>
          <table:table-cell office:value-type="float" office:value="577" calcext:value-type="float">
            <text:p>577</text:p>
          </table:table-cell>
          <table:table-cell office:value-type="float" office:value="585" calcext:value-type="float">
            <text:p>585</text:p>
          </table:table-cell>
          <table:table-cell office:value-type="float" office:value="414" calcext:value-type="float">
            <text:p>414</text:p>
          </table:table-cell>
          <table:table-cell office:value-type="float" office:value="423" calcext:value-type="float">
            <text:p>423</text:p>
          </table:table-cell>
          <table:table-cell office:value-type="float" office:value="415" calcext:value-type="float">
            <text:p>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6" calcext:value-type="float">
            <text:p>58.6</text:p>
          </table:table-cell>
          <table:table-cell office:value-type="float" office:value="57.7" calcext:value-type="float">
            <text:p>57.7</text:p>
          </table:table-cell>
          <table:table-cell office:value-type="float" office:value="58.5" calcext:value-type="float">
            <text:p>58.5</text:p>
          </table:table-cell>
          <table:table-cell office:value-type="float" office:value="41.4" calcext:value-type="float">
            <text:p>41.4</text:p>
          </table:table-cell>
          <table:table-cell office:value-type="float" office:value="42.3" calcext:value-type="float">
            <text:p>42.3</text:p>
          </table:table-cell>
          <table:table-cell office:value-type="float" office:value="41.5" calcext:value-type="float">
            <text:p>4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9209873890006" calcext:value-type="float">
            <text:p>64.9209873890006</text:p>
          </table:table-cell>
          <table:table-cell office:value-type="float" office:value="1.211706" calcext:value-type="float">
            <text:p>1.211706</text:p>
          </table:table-cell>
          <table:table-cell office:value-type="float" office:value="6.410386" calcext:value-type="float">
            <text:p>6.410386</text:p>
          </table:table-cell>
          <table:table-cell office:value-type="float" office:value="0.0649209873890006" calcext:value-type="float">
            <text:p>0.064920987389001</text:p>
          </table:table-cell>
          <table:table-cell office:value-type="float" office:value="0.001211706" calcext:value-type="float">
            <text:p>0.001211706</text:p>
          </table:table-cell>
          <table:table-cell office:value-type="float" office:value="0.006410386" calcext:value-type="float">
            <text:p>0.00641038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00-00-00</text:date>, <text:time style:data-style-name="N2" text:time-value="12:31:38.364727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0:50:38.832489122</meta:creation-date>
    <dc:date>2020-04-04T21:01:11.250260426</dc:date>
    <meta:editing-duration>P4DT7H3M32S</meta:editing-duration>
    <meta:editing-cycles>10</meta:editing-cycles>
    <meta:generator>LibreOffice/6.0.7.3$Linux_X86_64 LibreOffice_project/00m0$Build-3</meta:generator>
    <meta:document-statistic meta:table-count="1" meta:cell-count="13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00" chart:interval-major="10" chart:interval-minor-divisor="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color="#a09600" draw:fill-color="#a096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color="#0d1f63" draw:fill-color="#0d1f6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color="#1b75bc" draw:fill-color="#1b75b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color="#62a73b" draw:fill-color="#62a73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color="#95231f" draw:fill-color="#95231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color="#ce181e" draw:fill-color="#ce181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065cm" svg:height="14.61cm" xlink:href=".." xlink:type="simple" chart:class="chart:line" chart:style-name="ch1">
        <chart:title svg:x="7.75cm" svg:y="0.428cm" chart:style-name="ch2">
          <text:p>Schedulability of Task Sets</text:p>
        </chart:title>
        <chart:subtitle svg:x="6.202cm" svg:y="1.499cm" chart:style-name="ch3">
          <text:p>CritLevel:2 MinorCycle:25 MajorCycle:25 Cores:4</text:p>
        </chart:subtitle>
        <chart:legend chart:legend-position="top" svg:x="4.639cm" svg:y="2.367cm" style:legend-expansion="wide" chart:style-name="ch4"/>
        <chart:plot-area chart:style-name="ch5" table:cell-range-address="Sheet1.A2:Sheet1.A22 Sheet1.L2:Sheet1.N22 Sheet1.L25:Sheet1.N45 Sheet1.AF2:Sheet1.AF22 Sheet1.AF25:Sheet1.AF45" chart:data-source-has-labels="both" svg:x="1.432cm" svg:y="3.755cm" svg:width="19.212cm" svg:height="9.582cm">
          <chartooo:coordinate-region svg:x="2.053cm" svg:y="3.954cm" svg:width="18.311cm" svg:height="8.736cm"/>
          <chart:axis chart:dimension="x" chart:name="primary-x" chart:style-name="ch6" chartooo:axis-type="auto">
            <chartooo:date-scale/>
            <chart:title svg:x="9.83cm" svg:y="13.629cm" chart:style-name="ch7">
              <text:p>Utilization Level</text:p>
            </chart:title>
            <chart:categories table:cell-range-address="Sheet1.A2:Sheet1.A22"/>
            <chart:grid chart:style-name="ch8" chart:class="major"/>
          </chart:axis>
          <chart:axis chart:dimension="y" chart:name="primary-y" chart:style-name="ch9">
            <chart:title svg:x="0.451cm" svg:y="9.913cm" chart:style-name="ch10">
              <text:p>Schedulability (%)</text:p>
            </chart:title>
            <chart:grid chart:style-name="ch8" chart:class="major"/>
          </chart:axis>
          <chart:series chart:style-name="ch11" chart:values-cell-range-address="Sheet1.L2:Sheet1.L22" loext:label-string="ilp_old" chart:class="chart:line">
            <chart:data-point chart:repeated="21"/>
          </chart:series>
          <chart:series chart:style-name="ch12" chart:values-cell-range-address="Sheet1.L25:Sheet1.L45" loext:label-string="ilp_new" chart:class="chart:line">
            <chart:data-point chart:repeated="21"/>
          </chart:series>
          <chart:series chart:style-name="ch13" chart:values-cell-range-address="Sheet1.M2:Sheet1.M22" loext:label-string="wf_old" chart:class="chart:line">
            <chart:data-point chart:repeated="21"/>
          </chart:series>
          <chart:series chart:style-name="ch14" chart:values-cell-range-address="Sheet1.M25:Sheet1.M45" loext:label-string="wf_new" chart:class="chart:line">
            <chart:data-point chart:repeated="21"/>
          </chart:series>
          <chart:series chart:style-name="ch15" chart:values-cell-range-address="Sheet1.N2:Sheet1.N22" loext:label-string="ffbb_old" chart:class="chart:line">
            <chart:data-point chart:repeated="21"/>
          </chart:series>
          <chart:series chart:style-name="ch16" chart:values-cell-range-address="Sheet1.N25:Sheet1.N45" loext:label-string="ffbb_new" chart:class="chart:line">
            <chart:data-point chart:repeated="21"/>
          </chart:series>
          <chart:series chart:style-name="ch17" chart:values-cell-range-address="Sheet1.AF2:Sheet1.AF22" loext:label-string="paper1_ffbb" chart:class="chart:line">
            <chart:data-point chart:repeated="21"/>
          </chart:series>
          <chart:series chart:style-name="ch18" chart:values-cell-range-address="Sheet1.AF25:Sheet1.AF45" loext:label-string="paper2_ilp_wf_ffbb" chart:class="chart:line">
            <chart:data-point chart:repeated="2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p_old</text:p>
              </table:table-cell>
              <table:table-cell office:value-type="string">
                <text:p>ilp_new</text:p>
              </table:table-cell>
              <table:table-cell office:value-type="string">
                <text:p>wf_old</text:p>
              </table:table-cell>
              <table:table-cell office:value-type="string">
                <text:p>wf_new</text:p>
              </table:table-cell>
              <table:table-cell office:value-type="string">
                <text:p>ffbb_old</text:p>
              </table:table-cell>
              <table:table-cell office:value-type="string">
                <text:p>ffbb_new</text:p>
              </table:table-cell>
              <table:table-cell office:value-type="string">
                <text:p>paper1_ffbb</text:p>
              </table:table-cell>
              <table:table-cell office:value-type="string">
                <text:p>paper2_ilp_wf_ffb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100">
                <text:p>100</text:p>
                <draw:g>
                  <svg:desc>Sheet1.L2:Sheet1.L22</svg:desc>
                </draw:g>
              </table:table-cell>
              <table:table-cell office:value-type="float" office:value="100">
                <text:p>100</text:p>
                <draw:g>
                  <svg:desc>Sheet1.L25:Sheet1.L45</svg:desc>
                </draw:g>
              </table:table-cell>
              <table:table-cell office:value-type="float" office:value="100">
                <text:p>100</text:p>
                <draw:g>
                  <svg:desc>Sheet1.M2:Sheet1.M22</svg:desc>
                </draw:g>
              </table:table-cell>
              <table:table-cell office:value-type="float" office:value="100">
                <text:p>100</text:p>
                <draw:g>
                  <svg:desc>Sheet1.M25:Sheet1.M45</svg:desc>
                </draw:g>
              </table:table-cell>
              <table:table-cell office:value-type="float" office:value="100">
                <text:p>100</text:p>
                <draw:g>
                  <svg:desc>Sheet1.N2:Sheet1.N22</svg:desc>
                </draw:g>
              </table:table-cell>
              <table:table-cell office:value-type="float" office:value="100">
                <text:p>100</text:p>
                <draw:g>
                  <svg:desc>Sheet1.N25:Sheet1.N45</svg:desc>
                </draw:g>
              </table:table-cell>
              <table:table-cell office:value-type="float" office:value="100">
                <text:p>100</text:p>
                <draw:g>
                  <svg:desc>Sheet1.AF2:Sheet1.AF22</svg:desc>
                </draw:g>
              </table:table-cell>
              <table:table-cell office:value-type="float" office:value="100">
                <text:p>100</text:p>
                <draw:g>
                  <svg:desc>Sheet1.AF25:Sheet1.AF45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6">
                <text:p>99.96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4">
                <text:p>99.94</text:p>
              </table:table-cell>
              <table:table-cell office:value-type="float" office:value="99.94">
                <text:p>99.9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2">
                <text:p>99.92</text:p>
              </table:table-cell>
              <table:table-cell office:value-type="float" office:value="99.92">
                <text:p>99.9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88">
                <text:p>99.88</text:p>
              </table:table-cell>
              <table:table-cell office:value-type="float" office:value="99.88">
                <text:p>99.88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86">
                <text:p>99.86</text:p>
              </table:table-cell>
              <table:table-cell office:value-type="float" office:value="99.86">
                <text:p>99.86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99.8">
                <text:p>99.8</text:p>
              </table:table-cell>
              <table:table-cell office:value-type="float" office:value="100">
                <text:p>100</text:p>
              </table:table-cell>
              <table:table-cell office:value-type="float" office:value="99.8">
                <text:p>99.8</text:p>
              </table:table-cell>
              <table:table-cell office:value-type="float" office:value="100">
                <text:p>100</text:p>
              </table:table-cell>
              <table:table-cell office:value-type="float" office:value="99.8">
                <text:p>99.8</text:p>
              </table:table-cell>
              <table:table-cell office:value-type="float" office:value="100">
                <text:p>100</text:p>
              </table:table-cell>
              <table:table-cell office:value-type="float" office:value="99.84">
                <text:p>99.84</text:p>
              </table:table-cell>
              <table:table-cell office:value-type="float" office:value="99.84">
                <text:p>99.84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99.6">
                <text:p>99.6</text:p>
              </table:table-cell>
              <table:table-cell office:value-type="float" office:value="100">
                <text:p>100</text:p>
              </table:table-cell>
              <table:table-cell office:value-type="float" office:value="99.6">
                <text:p>99.6</text:p>
              </table:table-cell>
              <table:table-cell office:value-type="float" office:value="100">
                <text:p>100</text:p>
              </table:table-cell>
              <table:table-cell office:value-type="float" office:value="99.6">
                <text:p>99.6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99.8">
                <text:p>99.8</text:p>
              </table:table-cell>
              <table:table-cell office:value-type="float" office:value="99">
                <text:p>99</text:p>
              </table:table-cell>
              <table:table-cell office:value-type="float" office:value="99.8">
                <text:p>99.8</text:p>
              </table:table-cell>
              <table:table-cell office:value-type="float" office:value="99">
                <text:p>99</text:p>
              </table:table-cell>
              <table:table-cell office:value-type="float" office:value="99.8">
                <text:p>99.8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98.2">
                <text:p>98.2</text:p>
              </table:table-cell>
              <table:table-cell office:value-type="float" office:value="100">
                <text:p>100</text:p>
              </table:table-cell>
              <table:table-cell office:value-type="float" office:value="98.2">
                <text:p>98.2</text:p>
              </table:table-cell>
              <table:table-cell office:value-type="float" office:value="100">
                <text:p>100</text:p>
              </table:table-cell>
              <table:table-cell office:value-type="float" office:value="98.2">
                <text:p>98.2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96.1">
                <text:p>96.1</text:p>
              </table:table-cell>
              <table:table-cell office:value-type="float" office:value="99.5">
                <text:p>99.5</text:p>
              </table:table-cell>
              <table:table-cell office:value-type="float" office:value="96.1">
                <text:p>96.1</text:p>
              </table:table-cell>
              <table:table-cell office:value-type="float" office:value="99.5">
                <text:p>99.5</text:p>
              </table:table-cell>
              <table:table-cell office:value-type="float" office:value="96.1">
                <text:p>96.1</text:p>
              </table:table-cell>
              <table:table-cell office:value-type="float" office:value="99.5">
                <text:p>99.5</text:p>
              </table:table-cell>
              <table:table-cell office:value-type="float" office:value="87">
                <text:p>8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92.1">
                <text:p>92.1</text:p>
              </table:table-cell>
              <table:table-cell office:value-type="float" office:value="98.9">
                <text:p>98.9</text:p>
              </table:table-cell>
              <table:table-cell office:value-type="float" office:value="92.1">
                <text:p>92.1</text:p>
              </table:table-cell>
              <table:table-cell office:value-type="float" office:value="98.9">
                <text:p>98.9</text:p>
              </table:table-cell>
              <table:table-cell office:value-type="float" office:value="92.1">
                <text:p>92.1</text:p>
              </table:table-cell>
              <table:table-cell office:value-type="float" office:value="98.9">
                <text:p>98.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85.2">
                <text:p>85.2</text:p>
              </table:table-cell>
              <table:table-cell office:value-type="float" office:value="96.6">
                <text:p>96.6</text:p>
              </table:table-cell>
              <table:table-cell office:value-type="float" office:value="85.1">
                <text:p>85.1</text:p>
              </table:table-cell>
              <table:table-cell office:value-type="float" office:value="96.6">
                <text:p>96.6</text:p>
              </table:table-cell>
              <table:table-cell office:value-type="float" office:value="85.2">
                <text:p>85.2</text:p>
              </table:table-cell>
              <table:table-cell office:value-type="float" office:value="96.6">
                <text:p>96.6</text:p>
              </table:table-cell>
              <table:table-cell office:value-type="float" office:value="62">
                <text:p>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6.7">
                <text:p>76.7</text:p>
              </table:table-cell>
              <table:table-cell office:value-type="float" office:value="93.4">
                <text:p>93.4</text:p>
              </table:table-cell>
              <table:table-cell office:value-type="float" office:value="76.6">
                <text:p>76.6</text:p>
              </table:table-cell>
              <table:table-cell office:value-type="float" office:value="93.4">
                <text:p>93.4</text:p>
              </table:table-cell>
              <table:table-cell office:value-type="float" office:value="76.7">
                <text:p>76.7</text:p>
              </table:table-cell>
              <table:table-cell office:value-type="float" office:value="93.4">
                <text:p>93.4</text:p>
              </table:table-cell>
              <table:table-cell office:value-type="float" office:value="45">
                <text:p>4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65.2">
                <text:p>65.2</text:p>
              </table:table-cell>
              <table:table-cell office:value-type="float" office:value="88.8">
                <text:p>88.8</text:p>
              </table:table-cell>
              <table:table-cell office:value-type="float" office:value="64.6">
                <text:p>64.6</text:p>
              </table:table-cell>
              <table:table-cell office:value-type="float" office:value="88.8">
                <text:p>88.8</text:p>
              </table:table-cell>
              <table:table-cell office:value-type="float" office:value="64.9">
                <text:p>64.9</text:p>
              </table:table-cell>
              <table:table-cell office:value-type="float" office:value="88.8">
                <text:p>88.8</text:p>
              </table:table-cell>
              <table:table-cell office:value-type="float" office:value="26">
                <text:p>2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51.6">
                <text:p>51.6</text:p>
              </table:table-cell>
              <table:table-cell office:value-type="float" office:value="86.2">
                <text:p>86.2</text:p>
              </table:table-cell>
              <table:table-cell office:value-type="float" office:value="51.1">
                <text:p>51.1</text:p>
              </table:table-cell>
              <table:table-cell office:value-type="float" office:value="86.1">
                <text:p>86.1</text:p>
              </table:table-cell>
              <table:table-cell office:value-type="float" office:value="51.4">
                <text:p>51.4</text:p>
              </table:table-cell>
              <table:table-cell office:value-type="float" office:value="86.2">
                <text:p>86.2</text:p>
              </table:table-cell>
              <table:table-cell office:value-type="float" office:value="8">
                <text:p>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8.1">
                <text:p>38.1</text:p>
              </table:table-cell>
              <table:table-cell office:value-type="float" office:value="77.8">
                <text:p>77.8</text:p>
              </table:table-cell>
              <table:table-cell office:value-type="float" office:value="37.6">
                <text:p>37.6</text:p>
              </table:table-cell>
              <table:table-cell office:value-type="float" office:value="77.2">
                <text:p>77.2</text:p>
              </table:table-cell>
              <table:table-cell office:value-type="float" office:value="37.9">
                <text:p>37.9</text:p>
              </table:table-cell>
              <table:table-cell office:value-type="float" office:value="77.5">
                <text:p>77.5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0.5">
                <text:p>20.5</text:p>
              </table:table-cell>
              <table:table-cell office:value-type="float" office:value="68">
                <text:p>68</text:p>
              </table:table-cell>
              <table:table-cell office:value-type="float" office:value="18.1">
                <text:p>18.1</text:p>
              </table:table-cell>
              <table:table-cell office:value-type="float" office:value="67.4">
                <text:p>67.4</text:p>
              </table:table-cell>
              <table:table-cell office:value-type="float" office:value="19.2">
                <text:p>19.2</text:p>
              </table:table-cell>
              <table:table-cell office:value-type="float" office:value="68">
                <text:p>68</text:p>
              </table:table-cell>
              <table:table-cell office:value-type="float" office:value="0.03">
                <text:p>0.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1">
                <text:p>3.1</text:p>
              </table:table-cell>
              <table:table-cell office:value-type="float" office:value="58.6">
                <text:p>58.6</text:p>
              </table:table-cell>
              <table:table-cell office:value-type="float" office:value="1.9">
                <text:p>1.9</text:p>
              </table:table-cell>
              <table:table-cell office:value-type="float" office:value="57.7">
                <text:p>57.7</text:p>
              </table:table-cell>
              <table:table-cell office:value-type="float" office:value="2.7">
                <text:p>2.7</text:p>
              </table:table-cell>
              <table:table-cell office:value-type="float" office:value="58.5">
                <text:p>5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00" chart:interval-major="10" chart:interval-minor-divisor="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draw:stroke-dash="Ultrafine_20_2_20_Dots_20_3_20_Dashes" svg:stroke-width="0.08cm" svg:stroke-color="#a09600" draw:fill-color="#a09600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1b75bc" draw:fill-color="#1b75b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762cm" svg:height="14.875cm" xlink:href=".." xlink:type="simple" chart:class="chart:line" chart:style-name="ch1">
        <chart:title svg:x="7.599cm" svg:y="0.433cm" chart:style-name="ch2">
          <text:p>Schedulability of Task Sets</text:p>
        </chart:title>
        <chart:subtitle svg:x="6.051cm" svg:y="1.509cm" chart:style-name="ch3">
          <text:p>CritLevel:2 MinorCycle:25 MajorCycle:25 Cores:4</text:p>
        </chart:subtitle>
        <chart:legend chart:legend-position="top" svg:x="3.987cm" svg:y="2.377cm" style:legend-expansion="wide" chart:style-name="ch4"/>
        <chart:plot-area chart:style-name="ch5" table:cell-range-address="Sheet1.A2:Sheet1.A22 Sheet1.L2:Sheet1.N22 Sheet1.AF2:Sheet1.AF22 Sheet1.AF25:Sheet1.AF45" chart:data-source-has-labels="both" svg:x="1.239cm" svg:y="3.769cm" svg:width="18.898cm" svg:height="9.844cm">
          <chartooo:coordinate-region svg:x="2.046cm" svg:y="3.968cm" svg:width="17.998cm" svg:height="8.998cm"/>
          <chart:axis chart:dimension="x" chart:name="primary-x" chart:style-name="ch6" chartooo:axis-type="auto">
            <chartooo:date-scale/>
            <chart:title svg:x="9.48cm" svg:y="13.91cm" chart:style-name="ch7">
              <text:p>Utilization Level</text:p>
            </chart:title>
            <chart:categories table:cell-range-address="Sheet1.A2:Sheet1.A22"/>
            <chart:grid chart:style-name="ch8" chart:class="major"/>
          </chart:axis>
          <chart:axis chart:dimension="y" chart:name="primary-y" chart:style-name="ch9">
            <chart:title svg:x="0.264cm" svg:y="10.058cm" chart:style-name="ch10">
              <text:p>Schedulability (%)</text:p>
            </chart:title>
            <chart:grid chart:style-name="ch8" chart:class="major"/>
          </chart:axis>
          <chart:series chart:style-name="ch11" chart:values-cell-range-address="Sheet1.L2:Sheet1.L22" loext:label-string="&quot;ILP&quot;" chart:class="chart:line">
            <chart:data-point chart:repeated="19"/>
            <chart:data-point chart:style-name="ch12"/>
            <chart:data-point/>
          </chart:series>
          <chart:series chart:style-name="ch13" chart:values-cell-range-address="Sheet1.M2:Sheet1.M22" loext:label-string="&quot;WF&quot;" chart:class="chart:line">
            <chart:data-point chart:repeated="21"/>
          </chart:series>
          <chart:series chart:style-name="ch14" chart:values-cell-range-address="Sheet1.N2:Sheet1.N22" loext:label-string="&quot;FFBB&quot;" chart:class="chart:line">
            <chart:data-point chart:repeated="21"/>
          </chart:series>
          <chart:series chart:style-name="ch15" chart:values-cell-range-address="Sheet1.AF2:Sheet1.AF22" loext:label-string="&quot;FFBB - Paper 1&quot;" chart:class="chart:line">
            <chart:data-point chart:repeated="21"/>
          </chart:series>
          <chart:series chart:style-name="ch16" chart:values-cell-range-address="Sheet1.AF25:Sheet1.AF45" loext:label-string="&quot;ILP/WF/FFBB - Paper 2&quot;" chart:class="chart:line"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P</text:p>
              </table:table-cell>
              <table:table-cell office:value-type="string">
                <text:p>WF</text:p>
              </table:table-cell>
              <table:table-cell office:value-type="string">
                <text:p>FFBB</text:p>
              </table:table-cell>
              <table:table-cell office:value-type="string">
                <text:p>FFBB - Paper 1</text:p>
              </table:table-cell>
              <table:table-cell office:value-type="string">
                <text:p>ILP/WF/FFBB - Paper 2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100">
                <text:p>100</text:p>
                <draw:g>
                  <svg:desc>Sheet1.L2:Sheet1.L22</svg:desc>
                </draw:g>
              </table:table-cell>
              <table:table-cell office:value-type="float" office:value="100">
                <text:p>100</text:p>
                <draw:g>
                  <svg:desc>Sheet1.M2:Sheet1.M22</svg:desc>
                </draw:g>
              </table:table-cell>
              <table:table-cell office:value-type="float" office:value="100">
                <text:p>100</text:p>
                <draw:g>
                  <svg:desc>Sheet1.N2:Sheet1.N22</svg:desc>
                </draw:g>
              </table:table-cell>
              <table:table-cell office:value-type="float" office:value="100">
                <text:p>100</text:p>
                <draw:g>
                  <svg:desc>Sheet1.AF2:Sheet1.AF22</svg:desc>
                </draw:g>
              </table:table-cell>
              <table:table-cell office:value-type="float" office:value="100">
                <text:p>100</text:p>
                <draw:g>
                  <svg:desc>Sheet1.AF25:Sheet1.AF45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6">
                <text:p>99.96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4">
                <text:p>99.94</text:p>
              </table:table-cell>
              <table:table-cell office:value-type="float" office:value="99.94">
                <text:p>99.9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2">
                <text:p>99.92</text:p>
              </table:table-cell>
              <table:table-cell office:value-type="float" office:value="99.92">
                <text:p>99.9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88">
                <text:p>99.88</text:p>
              </table:table-cell>
              <table:table-cell office:value-type="float" office:value="99.88">
                <text:p>99.88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86">
                <text:p>99.86</text:p>
              </table:table-cell>
              <table:table-cell office:value-type="float" office:value="99.86">
                <text:p>99.86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99.8">
                <text:p>99.8</text:p>
              </table:table-cell>
              <table:table-cell office:value-type="float" office:value="99.8">
                <text:p>99.8</text:p>
              </table:table-cell>
              <table:table-cell office:value-type="float" office:value="99.8">
                <text:p>99.8</text:p>
              </table:table-cell>
              <table:table-cell office:value-type="float" office:value="99.84">
                <text:p>99.84</text:p>
              </table:table-cell>
              <table:table-cell office:value-type="float" office:value="99.84">
                <text:p>99.84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99.6">
                <text:p>99.6</text:p>
              </table:table-cell>
              <table:table-cell office:value-type="float" office:value="99.6">
                <text:p>99.6</text:p>
              </table:table-cell>
              <table:table-cell office:value-type="float" office:value="99.6">
                <text:p>99.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98.2">
                <text:p>98.2</text:p>
              </table:table-cell>
              <table:table-cell office:value-type="float" office:value="98.2">
                <text:p>98.2</text:p>
              </table:table-cell>
              <table:table-cell office:value-type="float" office:value="98.2">
                <text:p>98.2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96.1">
                <text:p>96.1</text:p>
              </table:table-cell>
              <table:table-cell office:value-type="float" office:value="96.1">
                <text:p>96.1</text:p>
              </table:table-cell>
              <table:table-cell office:value-type="float" office:value="96.1">
                <text:p>96.1</text:p>
              </table:table-cell>
              <table:table-cell office:value-type="float" office:value="87">
                <text:p>8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92.1">
                <text:p>92.1</text:p>
              </table:table-cell>
              <table:table-cell office:value-type="float" office:value="92.1">
                <text:p>92.1</text:p>
              </table:table-cell>
              <table:table-cell office:value-type="float" office:value="92.1">
                <text:p>92.1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85.2">
                <text:p>85.2</text:p>
              </table:table-cell>
              <table:table-cell office:value-type="float" office:value="85.1">
                <text:p>85.1</text:p>
              </table:table-cell>
              <table:table-cell office:value-type="float" office:value="85.2">
                <text:p>85.2</text:p>
              </table:table-cell>
              <table:table-cell office:value-type="float" office:value="62">
                <text:p>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6.7">
                <text:p>76.7</text:p>
              </table:table-cell>
              <table:table-cell office:value-type="float" office:value="76.6">
                <text:p>76.6</text:p>
              </table:table-cell>
              <table:table-cell office:value-type="float" office:value="76.7">
                <text:p>76.7</text:p>
              </table:table-cell>
              <table:table-cell office:value-type="float" office:value="45">
                <text:p>4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65.2">
                <text:p>65.2</text:p>
              </table:table-cell>
              <table:table-cell office:value-type="float" office:value="64.6">
                <text:p>64.6</text:p>
              </table:table-cell>
              <table:table-cell office:value-type="float" office:value="64.9">
                <text:p>64.9</text:p>
              </table:table-cell>
              <table:table-cell office:value-type="float" office:value="26">
                <text:p>2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51.6">
                <text:p>51.6</text:p>
              </table:table-cell>
              <table:table-cell office:value-type="float" office:value="51.1">
                <text:p>51.1</text:p>
              </table:table-cell>
              <table:table-cell office:value-type="float" office:value="51.4">
                <text:p>51.4</text:p>
              </table:table-cell>
              <table:table-cell office:value-type="float" office:value="8">
                <text:p>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8.1">
                <text:p>38.1</text:p>
              </table:table-cell>
              <table:table-cell office:value-type="float" office:value="37.6">
                <text:p>37.6</text:p>
              </table:table-cell>
              <table:table-cell office:value-type="float" office:value="37.9">
                <text:p>37.9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0.5">
                <text:p>20.5</text:p>
              </table:table-cell>
              <table:table-cell office:value-type="float" office:value="18.1">
                <text:p>18.1</text:p>
              </table:table-cell>
              <table:table-cell office:value-type="float" office:value="19.2">
                <text:p>19.2</text:p>
              </table:table-cell>
              <table:table-cell office:value-type="float" office:value="0.03">
                <text:p>0.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1">
                <text:p>3.1</text:p>
              </table:table-cell>
              <table:table-cell office:value-type="float" office:value="1.9">
                <text:p>1.9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